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2270b" officeooo:paragraph-rsid="0012270b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017</text:span><text:span text:style-name="T2"> </text:span><text:span text:style-name="T1">CAPACITY ANDTRAINABILITY INR</text:span><text:span text:style-name="T2"> </text:span><text:span text:style-name="T1">ECURRENT</text:span><text:span text:style-name="T2"> </text:span><text:span text:style-name="T1">NEURALN</text:span><text:span text:style-name="T2"> </text:span><text:span text:style-name="T1">ETWORKS</text:span></text:p>
      <text:p text:style-name="P2"><text:span text:style-name="T1">rnn 容量 and 可訓練 </text:span></text:p>
      <text:p text:style-name="P2"><text:span text:style-name="T1"/></text:p>
      <text:p text:style-name="P2"><text:span text:style-name="T1"/></text:p>
      <text:p text:style-name="P2"><text:span text:style-name="T1">摘要 有兩個瓶頸</text:span></text:p>
      <text:p text:style-name="P2"><text:span text:style-name="T1">1.參數數量</text:span></text:p>
      <text:p text:style-name="P2"><text:span text:style-name="T1">2.歷史資訊數量</text:span></text:p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2:53:36.549504562</meta:creation-date>
    <dc:date>2018-03-14T13:30:15.236674819</dc:date>
    <meta:editing-duration>PT2M34S</meta:editing-duration>
    <meta:editing-cycles>1</meta:editing-cycles>
    <meta:document-statistic meta:table-count="0" meta:image-count="0" meta:object-count="0" meta:page-count="1" meta:paragraph-count="5" meta:word-count="33" meta:character-count="95" meta:non-whitespace-character-count="84"/>
    <meta:generator>LibreOffice/6.0.2.1.0$Linux_X86_64 LibreOffice_project/00m0$Build-1</meta:generator>
  </office:meta>
</office:document-meta>
</file>